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</style:style>
    <style:style style:name="P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压缩解压命令</text:p>
      <text:p text:style-name="Standard"/>
      <text:p text:style-name="Standard">命令名称：gzip</text:p>
      <text:p text:style-name="Standard">命令英文原意：GNU zip</text:p>
      <text:p text:style-name="Standard">命令所在路径：/bin/gzip</text:p>
      <text:p text:style-name="Standard">执行权限：所有用户</text:p>
      <text:p text:style-name="Standard">语法：gzip【文件】</text:p>
      <text:p text:style-name="Standard">功能描述：压缩文件，不保留源文件</text:p>
      <text:p text:style-name="P1">压缩文件后格式：.gz</text:p>
      <text:p text:style-name="P2">gzip——只能压缩文件，不能压缩目录</text:p>
      <text:p text:style-name="P2">压缩目录会被忽略</text:p>
      <text:p text:style-name="P2"/>
      <text:p text:style-name="P2">解压缩：gunzip<text:tab/>(gzip -d)</text:p>
      <text:p text:style-name="P2">/bin/gunzip</text:p>
      <text:p text:style-name="P2">所有用户</text:p>
      <text:p text:style-name="P2">gunzip 【压缩文件】</text:p>
      <text:p text:style-name="P2"/>
      <text:p text:style-name="P2">命令名称：tar</text:p>
      <text:p text:style-name="P2">所在路径：/bin/tar</text:p>
      <text:p text:style-name="P2">执行权限：所有用户</text:p>
      <text:p text:style-name="P2">语法：tar 选项【-zcf】【压缩后文件名】【目录】</text:p>
      <text:p text:style-name="P2"><text:tab/><text:tab/><text:tab/><text:tab/>-c<text:tab/>打包</text:p>
      <text:p text:style-name="P2"><text:tab/><text:tab/><text:tab/><text:tab/>-v<text:tab/>显示详细信息</text:p>
      <text:p text:style-name="P2"><text:tab/><text:tab/><text:tab/><text:tab/>-f<text:tab/>指定文件名</text:p>
      <text:p text:style-name="P2"><text:tab/><text:tab/><text:tab/><text:tab/>-z<text:tab/>打包同时压缩</text:p>
      <text:p text:style-name="P2"/>
      <text:p text:style-name="P2"><text:tab/><text:tab/><text:tab/><text:tab/>-x<text:tab/>解包</text:p>
      <text:p text:style-name="P2"><text:tab/><text:tab/><text:tab/><text:tab/>-v<text:tab/>显示详细信息</text:p>
      <text:p text:style-name="P2"><text:tab/><text:tab/><text:tab/><text:tab/>-f<text:tab/>指定压缩文件</text:p>
      <text:p text:style-name="P2"><text:tab/><text:tab/><text:tab/><text:tab/>-z<text:tab/>解压缩</text:p>
      <text:p text:style-name="P2">范例：$ tar -zxvf 文件名</text:p>
      <text:p text:style-name="P2">功能描述：打包目录</text:p>
      <text:p text:style-name="P2">压缩后文件格式：.tar.gz</text:p>
      <text:p text:style-name="P2"/>
      <text:p text:style-name="P2">——windows下的压缩包拷贝到linux下不一定支持，比如说 .rar</text:p>
      <text:p text:style-name="P2">——反过来可以</text:p>
      <text:p text:style-name="P2"/>
      <text:p text:style-name="P2">命令名称：zip</text:p>
      <text:p text:style-name="P2">命令所在路径：/usr/bin/zip</text:p>
      <text:p text:style-name="P2">执行权限：所有用户</text:p>
      <text:p text:style-name="P2">语法：</text:p>
      <text:p text:style-name="P2"><text:tab/>zip<text:tab/>选项 【-r】【压缩后文件名】【文件或目录】</text:p>
      <text:p text:style-name="P2"><text:tab/><text:tab/><text:tab/>-r 压缩目录</text:p>
      <text:p text:style-name="P2">功能描述：压缩文件或目录</text:p>
      <text:p text:style-name="P2">压缩后文件格式：.zip</text:p>
      <text:p text:style-name="P2"/>
      <text:p text:style-name="P2">zip解压缩</text:p>
      <text:p text:style-name="P2"><text:soft-page-break/>unzip 【压缩文件】</text:p>
      <text:p text:style-name="P2">解压.zip的压缩文件</text:p>
      <text:p text:style-name="P2">范例：$ unzip test.zip</text:p>
      <text:p text:style-name="P2"/>
      <text:p text:style-name="P2">命令名称：bzip2 ——zip的升级版</text:p>
      <text:p text:style-name="P2">命令所在路径：/usr/bin/bzip2</text:p>
      <text:p text:style-name="P2">执行权限：所有用户</text:p>
      <text:p text:style-name="P2">语法：bzip2 选项 【-k】 【文件】</text:p>
      <text:p text:style-name="P2"><text:tab/><text:tab/><text:tab/><text:tab/>-k 产生压缩文件后保留源文件</text:p>
      <text:p text:style-name="P2">功能描述：压缩文件</text:p>
      <text:p text:style-name="P2">压缩后格式： .bz2</text:p>
      <text:p text:style-name="P2">——可以跟tar一起用，生成.tar.bz2文件</text:p>
      <text:p text:style-name="P2">——命令：tar -cjf gao.tar.bz2 gao</text:p>
      <text:p text:style-name="P2"/>
      <text:p text:style-name="P2">解压缩：bunzip2 -k(选择是否保留压缩包)</text:p>
      <text:p text:style-name="P2">全部解压：bunzip2 -xjf 文件名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667cm" fo:margin-right="1.97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18:48:08.289501742</meta:creation-date>
    <meta:generator>LibreOffice/6.0.7.3$Linux_X86_64 LibreOffice_project/00m0$Build-3</meta:generator>
    <dc:date>2019-03-07T19:38:32.792144721</dc:date>
    <meta:editing-duration>PT40M10S</meta:editing-duration>
    <meta:editing-cycles>11</meta:editing-cycles>
    <meta:document-statistic meta:table-count="0" meta:image-count="0" meta:object-count="0" meta:page-count="2" meta:paragraph-count="54" meta:word-count="465" meta:character-count="759" meta:non-whitespace-character-count="684"/>
  </office:meta>
</office:document-meta>
</file>